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table:align="margins"/>
    </style:style>
    <style:style style:name="Tabella4.A" style:family="table-column">
      <style:table-column-properties style:rel-column-width="3093*"/>
    </style:style>
    <style:style style:name="Tabella4.B" style:family="table-column">
      <style:table-column-properties style:rel-column-width="26117*"/>
    </style:style>
    <style:style style:name="Tabella4.C" style:family="table-column">
      <style:table-column-properties style:rel-column-width="27654*"/>
    </style:style>
    <style:style style:name="Tabella4.D" style:family="table-column">
      <style:table-column-properties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fo:font-size="12pt" fo:background-color="transparent" style:font-size-asian="12pt" style:font-size-complex="12pt"/>
    </style:style>
    <style:style style:name="P2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6">
      <style:paragraph-properties fo:text-align="start" style:justify-single-word="false"/>
      <style:text-properties style:use-window-font-color="true"/>
    </style:style>
    <style:style style:name="P6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161522541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053498108"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469419901"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570285036" text:style-name="L4">
        <text:list-item>
          <text:p text:style-name="P32">user_id (INTEGER, FK, NOT NULL)</text:p>
        </text:list-item>
        <text:list-item>
          <text:p text:style-name="P32">subject_id (INTEGER, FK, NOT NULL)</text:p>
        </text:list-item>
        <text:list-item>
          <text:p text:style-name="P6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603711152"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151478805"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177914722"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55216489"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663176857"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604805268"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906860473"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094414291"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499287095"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219814988"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791876134"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217375431" text:continue-list="list499287095"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2005903527"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979192618"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970801394"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773393784" text:style-name="L15">
        <text:list-item>
          <text:p text:style-name="P57"><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33417750" text:style-name="L16">
        <text:list-item>
          <text:p text:style-name="P60"><text:span text:style-name="T22">Suggested Lessons (IN DASHBOARD)</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p>
        </text:list-item>
        <text:list-item>
          <text:p text:style-name="P60"><text:span text:style-name="T22">Last Media Elements (IN DASHBOARD)</text:span><text:span text:style-name="T23">: conditions → </text:span><text:span text:style-name="T24">(public = true) </text:span><text:span text:style-name="T15">∧</text:span><text:span text:style-name="T24"> (user_id != mine) </text:span><text:span text:style-name="T23">→ ordered by publication date descendant</text:span></text:p>
        </text:list-item>
      </text:list>
      <text:p text:style-name="P3"/>
      <text:p text:style-name="P3">[questi qui sotto vanno completati, inoltre devo segnarmi in rosso che va ancora deciso il caso zero]</text:p>
      <text:p text:style-name="P3"/>
      <text:list xml:id="list1302611080" text:continue-numbering="true" text:style-name="L16">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text:span></text:p>
        </text:list-item>
      </text:list>
      <text:p text:style-name="P9"/>
      <text:p text:style-name="P9">[fino a qui! Tutti gli altri non compresi in questo spazio sono già stati testati e sviluppati]</text:p>
      <text:p text:style-name="P9"/>
      <text:list xml:id="list379909813" text:continue-numbering="true" text:style-name="L16">
        <text:list-item>
          <text:p text:style-name="P6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64"><text:soft-page-break/><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text:s/></text:p>
      <text:p text:style-name="P9">The <text:span text:style-name="T13">input conditions</text:span> used in the research of lessons and elements can be: </text:p>
      <text:list xml:id="list219833984"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213585917"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8">The view is organized as follows</text:span><text:span text:style-name="T3">:</text:span></text:p>
      <text:list xml:id="list1890921751"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855121137"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345282361"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text:soft-page-break/>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075014450"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2125544048" text:continue-list="list1345282361"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lightened eye</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768438158"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024977672"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400095709"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ext:soft-page-break/>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550154431" text:style-name="L26">
        <text:list-item>
          <text:p text:style-name="P47">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217211944"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text:soft-page-break/>In this section we expose how the logic of the application is implemented: this happens at three different levels:</text:p>
      <text:p text:style-name="P3"/>
      <text:list xml:id="list1189547001" text:style-name="L28">
        <text:list-item>
          <text:p text:style-name="P49">database configuration and controls (we already saw these controls in <text:span text:style-name="T20">Section 1.2</text:span>, <text:span text:style-name="T20">Section </text:span><text:span text:style-name="T20">1.3</text:span>, <text:span text:style-name="T20">Section 1.4</text:span>)</text:p>
        </text:list-item>
        <text:list-item>
          <text:p text:style-name="P49">model validations and callbacks (<text:span text:style-name="T20">Section 3.2</text:span>)</text:p>
        </text:list-item>
        <text:list-item>
          <text:p text:style-name="P49">fundamental interface methods (methods handling the logic of the application, available to be used in the frontend, <text:span text:style-name="T20">Section 3.3</text:span>)</text:p>
        </text:list-item>
        <text:list-item>
          <text:p text:style-name="P49">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ext:soft-page-break/>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text:soft-page-break/>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text:soft-page-break/>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ext:soft-page-break/>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text:soft-page-break/></text:p>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612454571" text:style-name="L29">
        <text:list-item>
          <text:p text:style-name="P50"><text:span text:style-name="T28">Manual 'before_destroy' callbacks</text:span> (in blue in the picture)</text:p>
        </text:list-item>
        <text:list-item>
          <text:p text:style-name="P50"><text:soft-page-break/><text:span text:style-name="T27">Automatic rails callbacks associated to polymorphism</text:span><text:span text:style-name="T28"> </text:span>(in red in the picture)</text:p>
        </text:list-item>
        <text:list-item>
          <text:p text:style-name="P50"><text:span text:style-name="T26">Database callbacks</text:span> (in green in the picture)</text:p>
        </text:list-item>
      </text:list>
      <text:p text:style-name="P3"/>
      <text:p text:style-name="P4">Besides the cascade destructions, there are the following callbacks:</text:p>
      <text:list xml:id="list1480701080" text:style-name="L30">
        <text:list-item>
          <text:p text:style-name="P51">Set as 'null' parent_id in table lessons if the parent lesson is destroyed (<text:span text:style-name="T26">database callback</text:span>).</text:p>
        </text:list-item>
        <text:list-item>
          <text:p text:style-name="P51">Create an automatic token for the lesson (<text:span text:style-name="T28">manual callback, 'before_validation'</text:span>)</text:p>
        </text:list-item>
        <text:list-item>
          <text:p text:style-name="P51">Create an automatic cover slide for the lesson (<text:span text:style-name="T28">manual callback, 'after_save'</text:span>)</text:p>
        </text:list-item>
        <text:list-item>
          <text:p text:style-name="P51">Stop destruction for a media element if it's public (<text:span text:style-name="T28">manual callback, 'before_destroy'</text:span>)</text:p>
        </text:list-item>
        <text:list-item>
          <text:p text:style-name="P51">Stop destruction if a slide is of kind 'cover' (<text:span text:style-name="T28">manual callback, 'before_destroy'</text:span>)</text:p>
        </text:list-item>
        <text:list-item>
          <text:p text:style-name="P51">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3">obj / nil</text:p>
          </table:table-cell>
        </table:table-row>
        <text:soft-page-break/>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ext:soft-page-break/>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true / false</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text:span><text:span text:style-name="T20">3.2</text:span>)</text:p>
          </table:table-cell>
          <table:table-cell table:style-name="Tabella4.D29" office:value-type="string">
            <text:p text:style-name="P23">It's an automatic method</text:p>
          </table:table-cell>
        </table:table-row>
        <text:soft-page-break/>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2" office:value-type="string">
            <text:p text:style-name="P23">@notification.has_been_seen</text:p>
          </table:table-cell>
          <table:table-cell table:style-name="Tabella4.C32" office:value-type="string">
            <text:p text:style-name="P23">Records that the notification has been seen by the receiver user</text:p>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1</text:p>
          </table:table-cell>
          <table:table-cell table:style-name="Tabella4.B32" office:value-type="string">
            <text:p text:style-name="P23">@user.like(lesson_id)</text:p>
          </table:table-cell>
          <table:table-cell table:style-name="Tabella4.C32" office:value-type="string">
            <text:p text:style-name="P23"/>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2</text:p>
          </table:table-cell>
          <table:table-cell table:style-name="Tabella4.B33" office:value-type="string">
            <text:p text:style-name="P23">@user.dislike(lesson_id)</text:p>
          </table:table-cell>
          <table:table-cell table:style-name="Tabella4.C33" office:value-type="string">
            <text:p text:style-name="P23"/>
          </table:table-cell>
          <table:table-cell table:style-name="Tabella4.D33" office:value-type="string">
            <text:p text:style-name="P23">true / false</text:p>
            <text:p text:style-name="P23">(no msg)</text:p>
          </table:table-cell>
        </table:table-row>
        <table:table-row>
          <table:table-cell table:style-name="Tabella4.A2" office:value-type="string">
            <text:p text:style-name="P22">33</text:p>
          </table:table-cell>
          <table:table-cell table:style-name="Tabella4.B34" office:value-type="string">
            <text:p text:style-name="P23">@lesson.in_virtual_classroom?(an_user_id)</text:p>
          </table:table-cell>
          <table:table-cell table:style-name="Tabella4.C34" office:value-type="string">
            <text:p text:style-name="P23"/>
          </table:table-cell>
          <table:table-cell table:style-name="Tabella4.D34" office:value-type="string">
            <text:p text:style-name="P23">true / false</text:p>
            <text:p text:style-name="P23">(no msg)</text:p>
          </table:table-cell>
        </table:table-row>
        <table:table-row>
          <table:table-cell table:style-name="Tabella4.A2" office:value-type="string">
            <text:p text:style-name="P22">34</text:p>
          </table:table-cell>
          <table:table-cell table:style-name="Tabella4.B36" office:value-type="string">
            <text:p text:style-name="P23">@lesson.liked?(an_user_id)</text:p>
          </table:table-cell>
          <table:table-cell table:style-name="Tabella4.C36" office:value-type="string">
            <text:p text:style-name="P23"/>
          </table:table-cell>
          <table:table-cell table:style-name="Tabella4.D36" office:value-type="string">
            <text:p text:style-name="P23">true / false</text:p>
            <text:p text:style-name="P23">(no msg)</text:p>
          </table:table-cell>
        </table:table-row>
        <table:table-row>
          <table:table-cell table:style-name="Tabella4.A2" office:value-type="string">
            <text:p text:style-name="P22">35</text:p>
          </table:table-cell>
          <table:table-cell table:style-name="Tabella4.B36" office:value-type="string">
            <text:p text:style-name="P23">@user.report_lesson(lesson_id, msg)</text:p>
          </table:table-cell>
          <table:table-cell table:style-name="Tabella4.C36" office:value-type="string">
            <text:p text:style-name="P23"/>
          </table:table-cell>
          <table:table-cell table:style-name="Tabella4.D36" office:value-type="string">
            <text:p text:style-name="P23">true / false</text:p>
          </table:table-cell>
        </table:table-row>
        <table:table-row>
          <table:table-cell table:style-name="Tabella4.A2" office:value-type="string">
            <text:p text:style-name="P22">36</text:p>
          </table:table-cell>
          <table:table-cell table:style-name="Tabella4.B37" office:value-type="string">
            <text:p text:style-name="P23">@user.report_media_element(media_element_id, msg)</text:p>
          </table:table-cell>
          <table:table-cell table:style-name="Tabella4.C37" office:value-type="string">
            <text:p text:style-name="P23"/>
          </table:table-cell>
          <table:table-cell table:style-name="Tabella4.D37" office:value-type="string">
            <text:p text:style-name="P23">true / false</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7">status</text:span> of lessons and media elements (see <text:span text:style-name="T20">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0">Section 2.1</text:span>) is called, in the controller each item is initialized with the function set_status, which will allow the view to use the methods <text:span text:style-name="T29">item.status</text:span> and <text:span text:style-name="T29">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rtual_classroom_lesson</text:p>
          </table:table-cell>
          <table:table-cell table:style-name="Tabella2.A2" office:value-type="string">
            <text:p text:style-name="P23">create</text:p>
          </table:table-cell>
          <table:table-cell table:style-name="Tabella2.A2" office:value-type="string">
            <text:p text:style-name="P23">Aggiungi a virtual 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7">view</text:p>
          </table:table-cell>
          <table:table-cell table:style-name="Tabella2.A2" office:value-type="string">
            <text:p text:style-name="P28">Vedi lezione</text:p>
          </table:table-cell>
          <table:table-cell table:style-name="Tabella2.D2" office:value-type="string">
            <text:p text:style-name="P2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5T16:36:47</dc:date>
    <dc:creator>Morgan Spa</dc:creator>
    <meta:editing-duration>P1DT6H24M51S</meta:editing-duration>
    <meta:editing-cycles>476</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32" meta:word-count="6376" meta:character-count="36637" meta:non-whitespace-character-count="33908"/>
  </office:meta>
</office:document-meta>
</file>